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1.99pt"/>
    </style:style>
    <style:style style:name="ro1" style:family="table-row">
      <style:table-row-properties style:row-height="162.3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173.8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1</text:p>
            <text:p/>
            <text:p/>
            <text:p>--agent=ReflexAgent --num_of_games=10 --display=SummaryDisplay</text:p>
          </table:table-cell>
          <table:table-cell office:value-type="string" calcext:value-type="string">
            <text:p>number of games played: 100</text:p>
            <text:p>win rate: 0.0</text:p>
            <text:p>average score: 3901.52</text:p>
            <text:p>variance: 1090.0496</text:p>
            <text:p>7000+ proportion: 0.03</text:p>
            <text:p>64 rate: 0.01</text:p>
            <text:p>128 rate: 0.12</text:p>
            <text:p>256 rate: 0.69</text:p>
            <text:p>512 rate: 0.18</text:p>
            <text:p>1024 rate: 0.0</text:p>
            <text:p>average time: 0.16457947492599487</text:p>
            <text:p>average high tile: 284.8</text:p>
            <text:p>max score: 8608 min score: 500</text:p>
            <text:p>Press Enter to continue..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agent=MinmaxAgent --depth=1 --random_seed=1 --initial_board=test_layout.txt</text:p>
          </table:table-cell>
          <table:table-cell office:value-type="string" calcext:value-type="string">
            <text:p>Score:21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-agent=MinmaxAgent –depth=2</text:p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--agent=MinmaxAgent –depth=3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--agent=AlphaBetaAgent –depth=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  <text:p/>
            <text:p/>
            <text:p>--agent=MinmaxAgent --depth=2 --num_of_games=10 --display=SummaryDisplay</text:p>
          </table:table-cell>
          <table:table-cell office:value-type="string" calcext:value-type="string">
            <text:p>scores: [11876, 14444, 15168, 6652, 5480, 11740, 3108, 5968, 3200, 6496]</text:p>
            <text:p>highest tile: [1024, 1024, 1024, 512, 512, 1024, 256, 512, 256, 512]</text:p>
            <text:p>number of games played: 10</text:p>
            <text:p>win rate: 0.0</text:p>
            <text:p>average score: 8413.2</text:p>
            <text:p>variance: 3915.0399999999995</text:p>
            <text:p>7000+ proportion: 0.4</text:p>
            <text:p>256 rate: 0.2</text:p>
            <text:p>512 rate: 0.4</text:p>
            <text:p>1024 rate: 0.4</text:p>
            <text:p>2048 rate: 0.0</text:p>
            <text:p>average time: 53.24843423366546</text:p>
            <text:p>average high tile: 665.6</text:p>
            <text:p>max score: 15168 min score: 310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Q3</text:p>
            <text:p/>
            <text:p/>
            <text:p>--agent=AlphaBetaAgent --depth=2 --num_of_games=10 --display=SummaryDisplay</text:p>
          </table:table-cell>
          <table:table-cell office:value-type="string" calcext:value-type="string">
            <text:p>scores: [12188, 7836, 7120, 5296, 9788, 6860, 12260, 7320, 7188, 7180]</text:p>
            <text:p>highest tile: [1024, 512, 512, 512, 1024, 512, 1024, 512, 512, 512]</text:p>
            <text:p>number of games played: 10</text:p>
            <text:p>win rate: 0.0</text:p>
            <text:p>average score: 8303.6</text:p>
            <text:p>variance: 1865.0400000000002</text:p>
            <text:p>7000+ proportion: 0.8</text:p>
            <text:p>256 rate: 0.0</text:p>
            <text:p>512 rate: 0.7</text:p>
            <text:p>1024 rate: 0.3</text:p>
            <text:p>2048 rate: 0.0</text:p>
            <text:p>average time: 27.990649628639222</text:p>
            <text:p>average high tile: 665.6</text:p>
            <text:p>max score: 12260 min score: 5296</text:p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Q4</text:p>
            <text:p/>
            <text:p/>
            <text:p/>
            <text:p>--agent=ExpectimaxAgent --depth=2 --num_of_games=10 --display=SummaryDisplay</text:p>
          </table:table-cell>
          <table:table-cell office:value-type="string" calcext:value-type="string">
            <text:p>scores: [10164, 3260, 16312, 6544, 5612, 3260, 11156, 12188, 11964, 7076]</text:p>
            <text:p>highest tile: [1024, 256, 1024, 512, 512, 256, 1024, 1024, 1024, 512]</text:p>
            <text:p>number of games played: 10</text:p>
            <text:p>win rate: 0.0</text:p>
            <text:p>average score: 8753.6</text:p>
            <text:p>variance: 3603.2</text:p>
            <text:p>7000+ proportion: 0.6</text:p>
            <text:p>256 rate: 0.2</text:p>
            <text:p>512 rate: 0.3</text:p>
            <text:p>1024 rate: 0.5</text:p>
            <text:p>2048 rate: 0.0</text:p>
            <text:p>average time: 60.37218155860901</text:p>
            <text:p>average high tile: 716.8</text:p>
            <text:p>max score: 16312 min score: 3260</text:p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Q5 </text:p>
            <text:p/>
            <text:p/>
            <text:p>--agent=AlphaBetaAgent --depth=2 --evaluation_function=better –num_of_games=100 --display=SummaryDisplay</text:p>
          </table:table-cell>
          <table:table-cell office:value-type="string" calcext:value-type="string">
            <text:p>scores: [18572, 17148, 17084, 15512, 14776, 25580, 14552, 16060, 10648, 26472, 34988, 7216, 32620, 25768, 23688, 27188, 12832, 27380, 23632, 32492, 21684, 32480, 13012, 9860, 27768, 27956, 12964, 27460, 27208, 9316, 16304, 23468, 10600, 13180, 12100, 35620, 32628, 39896, 20896, 28388, 20144, 57084, 16956, 35584, 12568, 23400, 22256, 18092, 28228, 30900, 14072, 27488, 36136, 12324, 15756, 9056, 53528, 32900, 34040, 51884, 36232, 7212, 10388, 32192, 16328, 33024, 28184, 20112, 33268, 7828, 18184, 36308, 50536, 57492, 34752, 17048, 25092, 9880, 32812, 51520, 27764, 14936, 35588, 34108, 35296, 4172, 34712, 27844, 16128, 7452, 7224, 26824, 27180, 12468, 16104, 7768, 34880, 10348, 7120, 16208]</text:p>
            <text:p>highest tile: [1024, 1024, 1024, 1024, 1024, 2048, 1024, 1024, 1024, 2048, 2048, 512, 2048, 2048, 2048, 2048, 1024, 2048, 2048, 2048, 2048, 2048, 1024, 512, 2048, 2048, 1024, 2048, 2048, 512, 1024, 2048, 1024, 1024, 1024, 2048, 2048, 2048, 1024, 2048, 1024, 4096, 1024, 2048, 1024, 2048, 2048, 1024, 2048, 2048, 1024, 2048, 2048, 1024, 1024, 512, 4096, 2048, 2048, 4096, 2048, 512, 1024, 2048, 1024, 2048, 2048, 1024, 2048, 512, 1024, 2048, 4096, 4096, 2048, 1024, 2048, 512, 2048, 4096, 2048, 1024, 2048, 2048, 2048, 256, 2048, 2048, 1024, 512, 512, 2048, 2048, 1024, 1024, 512, 2048, 1024, 512, 1024]</text:p>
            <text:p>Heuristics: smooth: 83.5 steep 1</text:p>
            <text:p>number of games played: 100</text:p>
            <text:p>win rate: 0.54</text:p>
            <text:p>average score: 23819.08</text:p>
            <text:p>variance: 9839.1232</text:p>
            <text:p>7000+ proportion: 0.99</text:p>
            <text:p>less than 1024 rate: 0.11999999999999988</text:p>
            <text:p>1024 rate: 0.34</text:p>
            <text:p>2048 rate: 0.48</text:p>
            <text:p>4096 rate: 0.06</text:p>
            <text:p>average time: 167.7552550983429</text:p>
            <text:p>average high tile: 1635.84</text:p>
            <text:p>max score: 57492 min score: 41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12:41:56.84530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12:54.652304522</meta:creation-date>
    <meta:generator>LibreOffice/6.1.0.3$Linux_X86_64 LibreOffice_project/10$Build-3</meta:generator>
    <dc:date>2019-04-28T15:18:16.647067327</dc:date>
    <meta:editing-duration>PT3H26M31S</meta:editing-duration>
    <meta:editing-cycles>9</meta:editing-cycles>
    <meta:document-statistic meta:table-count="1" meta:cell-count="15" meta:object-count="0"/>
  </office:meta>
</office:document-meta>
</file>